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fo:background-color="#FFFFFF"/>
    </style:style>
    <style:style style:name="ce69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FFFFF"/>
    </style:style>
    <style:style style:name="ce7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7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7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9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7">
            <text:p>Obligaciones Financier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7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7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8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0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number-columns-spanned="1" table:number-rows-spanned="2" table:style-name="ce72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3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1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4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OBLIGACIONES FINANCIERAS CORTO PLAZ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OBLIGACIONES FINANCIERAS CORTO PLAZO</text:p>
          </table:table-cell>
          <table:table-cell table:style-name="ce27"/>
          <table:table-cell office:value-type="float" office:value="0" table:formula="of:=+[.G10]-[.J10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BAN006</text:p>
          </table:table-cell>
          <table:table-cell office:value-type="string" table:style-name="ce29">
            <text:p>Banco Pichincha C.A.</text:p>
          </table:table-cell>
          <table:table-cell table:style-name="ce30"/>
          <table:table-cell office:value-type="float" office:value="8.82" table:style-name="ce31">
            <office:annotation draw:style-name="a0" svg:x="5.46875in" svg:y="2.01041666666667in" svg:width="1.5in" svg:height="0.822916666666667in">
              <dc:creator>MARKGG</dc:creator>
              <text:p><text:span text:style-name="T1">Saldo inicial septiembre 0</text:span><text:span text:style-name="T1"/></text:p>
              <text:p><text:span text:style-name="T1"/></text:p>
              <text:p/>
            </office:annotation>
            <text:p>9</text:p>
          </table:table-cell>
          <table:table-cell office:value-type="float" office:value="763.99" table:formula="of:=754.99+9" table:style-name="ce32">
            <office:annotation draw:style-name="a1" svg:x="6.44791666666667in" svg:y="2.01041666666667in" svg:width="1.5in" svg:height="0.822916666666667in">
              <dc:creator>MARKGG</dc:creator>
              <text:p><text:span text:style-name="T1">Se añade $9 para poder cuadrar con saldo final en mayor</text:span><text:span text:style-name="T1"/></text:p>
              <text:p/>
            </office:annotation>
            <text:p>764</text:p>
          </table:table-cell>
          <table:table-cell office:value-type="float" office:value="754.99" table:style-name="ce25">
            <text:p>755</text:p>
          </table:table-cell>
          <table:table-cell office:value-type="float" office:value="-0.17999999999994998" table:formula="of:=[.D11]-[.E11]+[.F11]" table:style-name="ce26">
            <text:p>0</text:p>
          </table:table-cell>
          <table:table-cell office:value-type="string" table:style-name="ce20">
            <text:p>BAN006</text:p>
          </table:table-cell>
          <table:table-cell office:value-type="string" table:style-name="ce29">
            <text:p>Banco Pichincha C.A.</text:p>
          </table:table-cell>
          <table:table-cell office:value-type="float" office:value="0" table:style-name="ce25">
            <text:p>0</text:p>
          </table:table-cell>
          <table:table-cell office:value-type="float" office:value="-0.17999999999994998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BAN007</text:p>
          </table:table-cell>
          <table:table-cell office:value-type="string" table:style-name="ce29">
            <text:p>Banco de Guayaquil S. A.</text:p>
          </table:table-cell>
          <table:table-cell table:style-name="ce30"/>
          <table:table-cell office:value-type="float" office:value="29.73" table:style-name="ce31">
            <office:annotation draw:style-name="a2" svg:x="5.46875in" svg:y="2.21875in" svg:width="1.5in" svg:height="0.822916666666667in">
              <dc:creator>MARKGG</dc:creator>
              <text:p><text:span text:style-name="T1">Saldo inicial septiembre es 0</text:span><text:span text:style-name="T1"/></text:p>
              <text:p/>
            </office:annotation>
            <text:p>30</text:p>
          </table:table-cell>
          <table:table-cell office:value-type="float" office:value="689.68" table:formula="of:=659.68+30" table:style-name="ce32">
            <office:annotation draw:style-name="a3" svg:x="6.44791666666667in" svg:y="2.21875in" svg:width="1.5in" svg:height="0.822916666666667in">
              <dc:creator>MARKGG</dc:creator>
              <text:p><text:span text:style-name="T1">Se añade $30 para poder cuadrar con saldo final en mayor</text:span><text:span text:style-name="T1"/></text:p>
              <text:p/>
            </office:annotation>
            <text:p>690</text:p>
          </table:table-cell>
          <table:table-cell office:value-type="float" office:value="659.68" table:style-name="ce25">
            <text:p>660</text:p>
          </table:table-cell>
          <table:table-cell office:value-type="float" office:value="-0.26999999999998181" table:formula="of:=[.D12]-[.E12]+[.F12]" table:style-name="ce26">
            <text:p>0</text:p>
          </table:table-cell>
          <table:table-cell office:value-type="string" table:style-name="ce20">
            <text:p>BAN007</text:p>
          </table:table-cell>
          <table:table-cell office:value-type="string" table:style-name="ce29">
            <text:p>Banco de Guayaquil S. A.</text:p>
          </table:table-cell>
          <table:table-cell office:value-type="float" office:value="0" table:style-name="ce25">
            <text:p>0</text:p>
          </table:table-cell>
          <table:table-cell office:value-type="float" office:value="-0.26999999999998181" table:formula="of:=+[.G12]-[.J12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9">
            <text:p>Banco del Pacifico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3]-[.E13]+[.F13]" table:style-name="ce26">
            <text:p>0</text:p>
          </table:table-cell>
          <table:table-cell table:style-name="ce20"/>
          <table:table-cell office:value-type="string" table:style-name="ce29">
            <text:p>Banco del Pacifico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3]-[.J13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9">
            <text:p>Banco Bolivariano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4]-[.E14]+[.F14]" table:style-name="ce26">
            <text:p>0</text:p>
          </table:table-cell>
          <table:table-cell table:style-name="ce20"/>
          <table:table-cell office:value-type="string" table:style-name="ce29">
            <text:p>Banco Bolivariano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33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3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TARJETAS DE DEBITO/CREDITOS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TARJETAS DE DEBITO/CREDITOS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VCL01</text:p>
          </table:table-cell>
          <table:table-cell office:value-type="string" table:style-name="ce29">
            <text:p>Visa – Mastercard – Banco Pacifico</text:p>
          </table:table-cell>
          <table:table-cell table:style-name="ce30"/>
          <table:table-cell office:value-type="float" office:value="1327.55" table:style-name="ce25">
            <text:p>1.32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327.55" table:formula="of:=[.D17]-[.E17]+[.F17]" table:style-name="ce26">
            <text:p>1.328</text:p>
          </table:table-cell>
          <table:table-cell office:value-type="string" table:style-name="ce20">
            <text:p>VCL01</text:p>
          </table:table-cell>
          <table:table-cell office:value-type="string" table:style-name="ce29">
            <text:p>Visa – Mastercard – Banco Pacifico</text:p>
          </table:table-cell>
          <table:table-cell office:value-type="float" office:value="3232.47" table:style-name="ce25">
            <text:p>3.232</text:p>
          </table:table-cell>
          <table:table-cell office:value-type="float" office:value="-1904.9199999999998" table:formula="of:=+[.G17]-[.J17]" table:style-name="ce28">
            <text:p>-1.90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9">
            <text:p>American Expres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8]-[.E18]+[.F18]" table:style-name="ce26">
            <text:p>0</text:p>
          </table:table-cell>
          <table:table-cell table:style-name="ce20"/>
          <table:table-cell office:value-type="string" table:style-name="ce29">
            <text:p>American Express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+[.G18]-[.J18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DIN003</text:p>
          </table:table-cell>
          <table:table-cell office:value-type="string" table:style-name="ce29">
            <text:p>Diners Club International</text:p>
          </table:table-cell>
          <table:table-cell table:style-name="ce30"/>
          <table:table-cell office:value-type="float" office:value="39.39" table:style-name="ce31">
            <office:annotation draw:style-name="a4" svg:x="5.46875in" svg:y="3.60416666666667in" svg:width="1.5in" svg:height="0.822916666666667in">
              <dc:creator>MARKGG</dc:creator>
              <text:p><text:span text:style-name="T1">Saldo incial septiembre es 0</text:span></text:p>
            </office:annotation>
            <text:p>39</text:p>
          </table:table-cell>
          <table:table-cell office:value-type="float" office:value="186.68" table:formula="of:=147.68+39" table:style-name="ce32">
            <office:annotation draw:style-name="a5" svg:x="6.91666666666667in" svg:y="3.6875in" svg:width="1.5in" svg:height="0.822916666666667in">
              <dc:creator>MARKGG</dc:creator>
              <text:p><text:span text:style-name="T1">Se añadió $39 para poder cuadrar según saldo final en mayo</text:span><text:span text:style-name="T2">r</text:span><text:span text:style-name="T2"/></text:p>
              <text:p/>
            </office:annotation>
            <text:p>187</text:p>
          </table:table-cell>
          <table:table-cell office:value-type="float" office:value="147.68" table:style-name="ce25">
            <text:p>148</text:p>
          </table:table-cell>
          <table:table-cell office:value-type="float" office:value="0.38999999999998636" table:formula="of:=[.D19]-[.E19]+[.F19]" table:style-name="ce26">
            <text:p>0</text:p>
          </table:table-cell>
          <table:table-cell office:value-type="string" table:style-name="ce20">
            <text:p>DIN003</text:p>
          </table:table-cell>
          <table:table-cell office:value-type="string" table:style-name="ce29">
            <text:p>Diners Club International</text:p>
          </table:table-cell>
          <table:table-cell office:value-type="float" office:value="0" table:style-name="ce25">
            <text:p>0</text:p>
          </table:table-cell>
          <table:table-cell office:value-type="float" office:value="0.38999999999998636" table:formula="of:=+[.G19]-[.J19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4"/>
          <table:table-cell table:number-columns-repeated="2" table:style-name="ce35"/>
          <table:table-cell table:number-columns-repeated="3" table:style-name="ce36"/>
          <table:table-cell table:style-name="ce26"/>
          <table:table-cell table:style-name="ce37"/>
          <table:table-cell table:style-name="ce38"/>
          <table:table-cell table:style-name="ce39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1405.49" table:formula="of:=SUM([.D9:.D20])" table:style-name="ce42">
            <text:p>1.405</text:p>
          </table:table-cell>
          <table:table-cell office:value-type="float" office:value="1640.3500000000001" table:formula="of:=SUM([.E9:.E20])" table:style-name="ce42">
            <text:p>1.640</text:p>
          </table:table-cell>
          <table:table-cell office:value-type="float" office:value="1562.3500000000001" table:formula="of:=SUM([.F9:.F20])" table:style-name="ce42">
            <text:p>1.562</text:p>
          </table:table-cell>
          <table:table-cell office:value-type="float" office:value="1327.4899999999998" table:formula="of:=SUM([.G9:.G20])" table:style-name="ce42">
            <text:p>1.327</text:p>
          </table:table-cell>
          <table:table-cell table:number-columns-repeated="2" table:style-name="ce43"/>
          <table:table-cell office:value-type="float" office:value="3232.47" table:formula="of:=SUM([.J9:.J20])" table:style-name="ce42">
            <text:p>3.232</text:p>
          </table:table-cell>
          <table:table-cell office:value-type="float" office:value="-1904.98" table:formula="of:=SUM([.K9:.K20])" table:style-name="ce44">
            <text:p>-1.905</text:p>
          </table:table-cell>
          <table:table-cell table:style-name="ce45"/>
          <table:table-cell table:number-columns-repeated="16372" table:style-name="ce46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7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0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3"/>
          <table:table-cell table:style-name="ce54"/>
          <table:table-cell table:style-name="ce55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Obligaciones Financieras</text:p>
          </table:table-cell>
          <table:table-cell table:style-name="ce56"/>
          <table:table-cell office:value-type="float" office:value="-0.44999999999993179" table:formula="of:=SUM([.G10:.G15])" table:style-name="ce57">
            <text:p>0</text:p>
          </table:table-cell>
          <table:table-cell office:value-type="float" office:value="0" table:formula="of:=SUM([.J10:.J15])" table:style-name="ce57">
            <text:p>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Tarjetas de Credito y/o Debito</text:p>
          </table:table-cell>
          <table:table-cell table:style-name="ce56"/>
          <table:table-cell office:value-type="float" office:value="1327.94" table:formula="of:=SUM([.G16:.G20])" table:style-name="ce57">
            <text:p>1.328</text:p>
          </table:table-cell>
          <table:table-cell office:value-type="float" office:value="3232.47" table:formula="of:=SUM([.J16:.J20])" table:style-name="ce57">
            <text:p>3.23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8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9">
            <text:p>Total</text:p>
          </table:table-cell>
          <table:table-cell table:style-name="ce60"/>
          <table:table-cell office:value-type="float" office:value="1327.4900000000002" table:formula="of:=+SUM([.D26:.D28])" table:style-name="ce42">
            <text:p>1.327</text:p>
          </table:table-cell>
          <table:table-cell office:value-type="float" office:value="3232.47" table:formula="of:=+SUM([.E26:.E28])" table:style-name="ce42">
            <text:p>3.23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2T03:38:19Z</dc:date>
    <meta:editing-cycles>7</meta:editing-cycles>
    <meta:editing-duration>PT4249S</meta:editing-duration>
  </office:meta>
</office:document-meta>
</file>